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4689in"/>
    </style:style>
    <style:style style:name="co3" style:family="table-column">
      <style:table-column-properties fo:break-before="auto" style:column-width="4.3535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311in"/>
    </style:style>
    <style:style style:name="co8" style:family="table-column">
      <style:table-column-properties fo:break-before="auto" style:column-width="0.3661in"/>
    </style:style>
    <style:style style:name="co9" style:family="table-column">
      <style:table-column-properties fo:break-before="auto" style:column-width="0.4126in"/>
    </style:style>
    <style:style style:name="co10" style:family="table-column">
      <style:table-column-properties fo:break-before="auto" style:column-width="0.533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0.7472in"/>
    </style:style>
    <style:style style:name="co13" style:family="table-column">
      <style:table-column-properties fo:break-before="auto" style:column-width="0.8028in"/>
    </style:style>
    <style:style style:name="co14" style:family="table-column">
      <style:table-column-properties fo:break-before="auto" style:column-width="0.7563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8402in"/>
    </style:style>
    <style:style style:name="co18" style:family="table-column">
      <style:table-column-properties fo:break-before="auto" style:column-width="0.766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row table:style-name="ro1">
          <table:table-cell office:value-type="string">
            <text:p>Label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ebcU</text:p>
          </table:table-cell>
          <table:table-cell office:value-type="string">
            <text:p>fgcU</text:p>
          </table:table-cell>
          <table:table-cell office:value-type="string">
            <text:p>wtc4U</text:p>
          </table:table-cell>
          <table:table-cell office:value-type="string">
            <text:p>wtc5U</text:p>
          </table:table-cell>
          <table:table-cell office:value-type="string">
            <text:p>wtc6U</text:p>
          </table:table-cell>
          <table:table-cell office:value-type="string">
            <text:p>sgcU</text:p>
          </table:table-cell>
          <table:table-cell office:value-type="string">
            <text:p>infU</text:p>
          </table:table-cell>
          <table:table-cell office:value-type="string">
            <text:p>louU</text:p>
          </table:table-cell>
          <table:table-cell office:value-type="string">
            <text:p>optU</text:p>
          </table:table-cell>
          <table:table-cell office:value-type="string">
            <text:p>eigU</text:p>
          </table:table-cell>
          <table:table-cell office:value-type="string">
            <text:p>ebcW</text:p>
          </table:table-cell>
          <table:table-cell office:value-type="string">
            <text:p>fgcW</text:p>
          </table:table-cell>
          <table:table-cell office:value-type="string">
            <text:p>wtc4W</text:p>
          </table:table-cell>
          <table:table-cell office:value-type="string">
            <text:p>wtc5W</text:p>
          </table:table-cell>
          <table:table-cell office:value-type="string">
            <text:p>wtc6W</text:p>
          </table:table-cell>
          <table:table-cell office:value-type="string">
            <text:p>sgcW</text:p>
          </table:table-cell>
          <table:table-cell office:value-type="string">
            <text:p>infW</text:p>
          </table:table-cell>
          <table:table-cell office:value-type="string">
            <text:p>louW</text:p>
          </table:table-cell>
          <table:table-cell office:value-type="string">
            <text:p>optW</text:p>
          </table:table-cell>
          <table:table-cell office:value-type="string">
            <text:p>eigW</text:p>
          </table:table-cell>
          <table:table-cell office:value-type="string">
            <text:p>ebcUcolor</text:p>
          </table:table-cell>
          <table:table-cell office:value-type="string">
            <text:p>fgcUcolor</text:p>
          </table:table-cell>
          <table:table-cell office:value-type="string">
            <text:p>wtc4Ucolor</text:p>
          </table:table-cell>
          <table:table-cell office:value-type="string">
            <text:p>wtc5Ucolor</text:p>
          </table:table-cell>
          <table:table-cell office:value-type="string">
            <text:p>wtc6Ucolor</text:p>
          </table:table-cell>
          <table:table-cell office:value-type="string">
            <text:p>sgcUcolor</text:p>
          </table:table-cell>
          <table:table-cell office:value-type="string">
            <text:p>infUcolor</text:p>
          </table:table-cell>
          <table:table-cell office:value-type="string">
            <text:p>louUcolor</text:p>
          </table:table-cell>
          <table:table-cell office:value-type="string">
            <text:p>optUcolor</text:p>
          </table:table-cell>
          <table:table-cell office:value-type="string">
            <text:p>eigUcolor</text:p>
          </table:table-cell>
          <table:table-cell office:value-type="string">
            <text:p>ebcWcolor</text:p>
          </table:table-cell>
          <table:table-cell office:value-type="string">
            <text:p>fgcWcolor</text:p>
          </table:table-cell>
          <table:table-cell office:value-type="string">
            <text:p>wtc4Wcolor</text:p>
          </table:table-cell>
          <table:table-cell office:value-type="string">
            <text:p>wtc5Wcolor</text:p>
          </table:table-cell>
          <table:table-cell office:value-type="string">
            <text:p>wtc6Wcolor</text:p>
          </table:table-cell>
          <table:table-cell office:value-type="string">
            <text:p>sgcWcolor</text:p>
          </table:table-cell>
          <table:table-cell office:value-type="string">
            <text:p>infWcolor</text:p>
          </table:table-cell>
          <table:table-cell office:value-type="string">
            <text:p>louWcolor</text:p>
          </table:table-cell>
          <table:table-cell office:value-type="string">
            <text:p>optWcolor</text:p>
          </table:table-cell>
          <table:table-cell office:value-type="string">
            <text:p>eigWcolor</text:p>
          </table:table-cell>
        </table:table-row>
        <table:table-row table:style-name="ro1">
          <table:table-cell office:value-type="string">
            <text:p>Bishop Myriel</text:p>
          </table:table-cell>
          <table:table-cell office:value-type="string">
            <text:p>MY</text:p>
          </table:table-cell>
          <table:table-cell office:value-type="string">
            <text:p>M. Myriel, Bishop of Dig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7749E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7749E</text:p>
          </table:table-cell>
        </table:table-row>
        <table:table-row table:style-name="ro1">
          <table:table-cell office:value-type="string">
            <text:p>Mlle Baptistine</text:p>
          </table:table-cell>
          <table:table-cell office:value-type="string">
            <text:p>MB</text:p>
          </table:table-cell>
          <table:table-cell office:value-type="string">
            <text:p>Mlle Baptistine, sister of Myrie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table:number-columns-repeated="2" office:value-type="string">
            <text:p>#D2A83B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7749E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table:number-columns-repeated="2" office:value-type="string">
            <text:p>#D2A83B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7749E</text:p>
          </table:table-cell>
        </table:table-row>
        <table:table-row table:style-name="ro1">
          <table:table-cell office:value-type="string">
            <text:p>Mme Magloire</text:p>
          </table:table-cell>
          <table:table-cell office:value-type="string">
            <text:p>ME</text:p>
          </table:table-cell>
          <table:table-cell office:value-type="string">
            <text:p>Mme Magloire, housekeeper to Myrie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table:number-columns-repeated="2" office:value-type="string">
            <text:p>#D2A83B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7749E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table:number-columns-repeated="2" office:value-type="string">
            <text:p>#D2A83B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7749E</text:p>
          </table:table-cell>
        </table:table-row>
        <table:table-row table:style-name="ro1">
          <table:table-cell office:value-type="string">
            <text:p>Hospital director</text:p>
          </table:table-cell>
          <table:table-cell office:value-type="string">
            <text:p>HD</text:p>
          </table:table-cell>
          <table:table-cell office:value-type="string">
            <text:p>Hospital director in Dig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1">
          <table:table-cell office:value-type="string">
            <text:p>Mayor of Senez</text:p>
          </table:table-cell>
          <table:table-cell office:value-type="string">
            <text:p>MS</text:p>
          </table:table-cell>
          <table:table-cell office:value-type="string">
            <text:p>Mayor of Sene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1">
          <table:table-cell office:value-type="string">
            <text:p>Countess de L√¥</text:p>
          </table:table-cell>
          <table:table-cell office:value-type="string">
            <text:p>CL</text:p>
          </table:table-cell>
          <table:table-cell office:value-type="string">
            <text:p>Countess de L√¥, distant relative of Myrie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1">
          <table:table-cell office:value-type="string">
            <text:p>G√©borand</text:p>
          </table:table-cell>
          <table:table-cell office:value-type="string">
            <text:p>GE</text:p>
          </table:table-cell>
          <table:table-cell office:value-type="string">
            <text:p>G√©borand, retired merchant of Dig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1">
          <table:table-cell office:value-type="string">
            <text:p>Champtercier</text:p>
          </table:table-cell>
          <table:table-cell office:value-type="string">
            <text:p>MC</text:p>
          </table:table-cell>
          <table:table-cell office:value-type="string">
            <text:p>Marquis de Champtercier, ultra-royalist in Dig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Condemned to death</text:p>
          </table:table-cell>
          <table:table-cell office:value-type="string">
            <text:p>CD</text:p>
          </table:table-cell>
          <table:table-cell office:value-type="string">
            <text:p>Man condemned to deat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1">
          <table:table-cell office:value-type="string">
            <text:p>Cur√©, Digne</text:p>
          </table:table-cell>
          <table:table-cell office:value-type="string">
            <text:p>CA</text:p>
          </table:table-cell>
          <table:table-cell office:value-type="string">
            <text:p>Cur√© in Dig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1">
          <table:table-cell office:value-type="string">
            <text:p>Chastelar mayor</text:p>
          </table:table-cell>
          <table:table-cell office:value-type="string">
            <text:p>MH</text:p>
          </table:table-cell>
          <table:table-cell office:value-type="string">
            <text:p>Mayor of Chastela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1">
          <table:table-cell office:value-type="string">
            <text:p>Mountain cur√©</text:p>
          </table:table-cell>
          <table:table-cell office:value-type="string">
            <text:p>CB</text:p>
          </table:table-cell>
          <table:table-cell office:value-type="string">
            <text:p>Cur√© in the mountains near Dig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1">
          <table:table-cell office:value-type="string">
            <text:p>Cravatte</text:p>
          </table:table-cell>
          <table:table-cell office:value-type="string">
            <text:p>CV</text:p>
          </table:table-cell>
          <table:table-cell office:value-type="string">
            <text:p>Cravatte, mountain bandi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1">
          <table:table-cell office:value-type="string">
            <text:p>Conventionist</text:p>
          </table:table-cell>
          <table:table-cell office:value-type="string">
            <text:p>GG</text:p>
          </table:table-cell>
          <table:table-cell office:value-type="string">
            <text:p>G--, a Convenionis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E8A82</text:p>
          </table:table-cell>
          <table:table-cell table:number-columns-repeated="2" office:value-type="string">
            <text:p>#839AE2</text:p>
          </table:table-cell>
          <table:table-cell office:value-type="string">
            <text:p>#C6DE8A</text:p>
          </table:table-cell>
          <table:table-cell office:value-type="string">
            <text:p>#62E382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E8A82</text:p>
          </table:table-cell>
          <table:table-cell table:number-columns-repeated="2" office:value-type="string">
            <text:p>#839AE2</text:p>
          </table:table-cell>
          <table:table-cell office:value-type="string">
            <text:p>#71AADE</text:p>
          </table:table-cell>
          <table:table-cell office:value-type="string">
            <text:p>#62E382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1">
          <table:table-cell office:value-type="string">
            <text:p>Gendarme, Digne</text:p>
          </table:table-cell>
          <table:table-cell office:value-type="string">
            <text:p>GD</text:p>
          </table:table-cell>
          <table:table-cell office:value-type="string">
            <text:p>Gendarme in Dign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Labarre</text:p>
          </table:table-cell>
          <table:table-cell office:value-type="string">
            <text:p>JL</text:p>
          </table:table-cell>
          <table:table-cell office:value-type="string">
            <text:p>Labarre, innkeeper in Dig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E5A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5EE549</text:p>
          </table:table-cell>
          <table:table-cell office:value-type="string">
            <text:p>#67D397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D5E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5EE549</text:p>
          </table:table-cell>
          <table:table-cell office:value-type="string">
            <text:p>#64D94A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Jean Valjean</text:p>
          </table:table-cell>
          <table:table-cell office:value-type="string">
            <text:p>JV</text:p>
          </table:table-cell>
          <table:table-cell office:value-type="string">
            <text:p>Jean Valjea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Fisherman, Digne</text:p>
          </table:table-cell>
          <table:table-cell office:value-type="string">
            <text:p>FM</text:p>
          </table:table-cell>
          <table:table-cell office:value-type="string">
            <text:p>Fisherman in Dig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E5A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5EE549</text:p>
          </table:table-cell>
          <table:table-cell office:value-type="string">
            <text:p>#67D397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D5E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5EE549</text:p>
          </table:table-cell>
          <table:table-cell office:value-type="string">
            <text:p>#64D94A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Jailer, Digne</text:p>
          </table:table-cell>
          <table:table-cell office:value-type="string">
            <text:p>JD</text:p>
          </table:table-cell>
          <table:table-cell office:value-type="string">
            <text:p>Jailer in the prison of Dign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Digne peasant</text:p>
          </table:table-cell>
          <table:table-cell office:value-type="string">
            <text:p>PD</text:p>
          </table:table-cell>
          <table:table-cell office:value-type="string">
            <text:p>Peasant in Digne, whom Valjean asks for foo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A9934</text:p>
          </table:table-cell>
          <table:table-cell office:value-type="string">
            <text:p>#6ED0A3</text:p>
          </table:table-cell>
          <table:table-cell office:value-type="string">
            <text:p>#5CD1D2</text:p>
          </table:table-cell>
          <table:table-cell office:value-type="string">
            <text:p>#B17BE8</text:p>
          </table:table-cell>
          <table:table-cell office:value-type="string">
            <text:p>#59AE75</text:p>
          </table:table-cell>
          <table:table-cell office:value-type="string">
            <text:p>#C4E243</text:p>
          </table:table-cell>
          <table:table-cell office:value-type="string">
            <text:p>#DAC17B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F8D38</text:p>
          </table:table-cell>
          <table:table-cell office:value-type="string">
            <text:p>#6ED0A3</text:p>
          </table:table-cell>
          <table:table-cell office:value-type="string">
            <text:p>#5CD1D2</text:p>
          </table:table-cell>
          <table:table-cell office:value-type="string">
            <text:p>#B17BE8</text:p>
          </table:table-cell>
          <table:table-cell office:value-type="string">
            <text:p>#59AE75</text:p>
          </table:table-cell>
          <table:table-cell office:value-type="string">
            <text:p>#D78DCD</text:p>
          </table:table-cell>
          <table:table-cell office:value-type="string">
            <text:p>#BCE28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Valjean's sister</text:p>
          </table:table-cell>
          <table:table-cell office:value-type="string">
            <text:p>JM</text:p>
          </table:table-cell>
          <table:table-cell office:value-type="string">
            <text:p>Jeanne, sister of Valjea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258E0</text:p>
          </table:table-cell>
          <table:table-cell office:value-type="string">
            <text:p>#C6C257</text:p>
          </table:table-cell>
          <table:table-cell office:value-type="string">
            <text:p>#DF8D38</text:p>
          </table:table-cell>
          <table:table-cell table:number-columns-repeated="2" office:value-type="string">
            <text:p>#61DBCC</text:p>
          </table:table-cell>
          <table:table-cell office:value-type="string">
            <text:p>#9688E8</text:p>
          </table:table-cell>
          <table:table-cell office:value-type="string">
            <text:p>#5AC3D8</text:p>
          </table:table-cell>
          <table:table-cell office:value-type="string">
            <text:p>#B6BC6B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F5CE1</text:p>
          </table:table-cell>
          <table:table-cell office:value-type="string">
            <text:p>#C6C257</text:p>
          </table:table-cell>
          <table:table-cell office:value-type="string">
            <text:p>#DF8D38</text:p>
          </table:table-cell>
          <table:table-cell table:number-columns-repeated="2" office:value-type="string">
            <text:p>#61DBCC</text:p>
          </table:table-cell>
          <table:table-cell office:value-type="string">
            <text:p>#EF6443</text:p>
          </table:table-cell>
          <table:table-cell office:value-type="string">
            <text:p>#5AC3D8</text:p>
          </table:table-cell>
          <table:table-cell office:value-type="string">
            <text:p>#B6BC6B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Isabeau</text:p>
          </table:table-cell>
          <table:table-cell office:value-type="string">
            <text:p>IS</text:p>
          </table:table-cell>
          <table:table-cell office:value-type="string">
            <text:p>Isabeau, baker in Faverolle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Sister's son</text:p>
          </table:table-cell>
          <table:table-cell office:value-type="string">
            <text:p>JN</text:p>
          </table:table-cell>
          <table:table-cell office:value-type="string">
            <text:p>Youngest son of Valjean's sist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E258E0</text:p>
          </table:table-cell>
          <table:table-cell office:value-type="string">
            <text:p>#C6C257</text:p>
          </table:table-cell>
          <table:table-cell office:value-type="string">
            <text:p>#DF8D38</text:p>
          </table:table-cell>
          <table:table-cell office:value-type="string">
            <text:p>#E0D73A</text:p>
          </table:table-cell>
          <table:table-cell office:value-type="string">
            <text:p>#DBC981</text:p>
          </table:table-cell>
          <table:table-cell office:value-type="string">
            <text:p>#9688E8</text:p>
          </table:table-cell>
          <table:table-cell office:value-type="string">
            <text:p>#5AC3D8</text:p>
          </table:table-cell>
          <table:table-cell office:value-type="string">
            <text:p>#B6BC6B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F5CE1</text:p>
          </table:table-cell>
          <table:table-cell office:value-type="string">
            <text:p>#C6C257</text:p>
          </table:table-cell>
          <table:table-cell office:value-type="string">
            <text:p>#DF8D38</text:p>
          </table:table-cell>
          <table:table-cell office:value-type="string">
            <text:p>#E0D73A</text:p>
          </table:table-cell>
          <table:table-cell office:value-type="string">
            <text:p>#DBC981</text:p>
          </table:table-cell>
          <table:table-cell office:value-type="string">
            <text:p>#EF6443</text:p>
          </table:table-cell>
          <table:table-cell office:value-type="string">
            <text:p>#5AC3D8</text:p>
          </table:table-cell>
          <table:table-cell office:value-type="string">
            <text:p>#B6BC6B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1">
          <table:table-cell office:value-type="string">
            <text:p>Foreman, Grasse</text:p>
          </table:table-cell>
          <table:table-cell office:value-type="string">
            <text:p>DO</text:p>
          </table:table-cell>
          <table:table-cell office:value-type="string">
            <text:p>Distillery foreman in Grass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Tholomy√®s</text:p>
          </table:table-cell>
          <table:table-cell office:value-type="string">
            <text:p>FT</text:p>
          </table:table-cell>
          <table:table-cell office:value-type="string">
            <text:p>Tholomy√®s, Parisian student, lover of Fantine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</table:table-row>
        <table:table-row table:style-name="ro1">
          <table:table-cell office:value-type="string">
            <text:p>Fameuil</text:p>
          </table:table-cell>
          <table:table-cell office:value-type="string">
            <text:p>FA</text:p>
          </table:table-cell>
          <table:table-cell office:value-type="string">
            <text:p>Fameuil, Parisian student, lover of <text:s/>Z√©phine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</table:table-row>
        <table:table-row table:style-name="ro1">
          <table:table-cell office:value-type="string">
            <text:p>Blachevelle</text:p>
          </table:table-cell>
          <table:table-cell office:value-type="string">
            <text:p>BL</text:p>
          </table:table-cell>
          <table:table-cell office:value-type="string">
            <text:p>Blachevelle, Parisian student, lover of Favourite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</table:table-row>
        <table:table-row table:style-name="ro1">
          <table:table-cell office:value-type="string">
            <text:p>Dahlia</text:p>
          </table:table-cell>
          <table:table-cell office:value-type="string">
            <text:p>DA</text:p>
          </table:table-cell>
          <table:table-cell office:value-type="string">
            <text:p>Dahlia, mistress of Listolier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</table:table-row>
        <table:table-row table:style-name="ro1">
          <table:table-cell office:value-type="string">
            <text:p>Fantine</text:p>
          </table:table-cell>
          <table:table-cell office:value-type="string">
            <text:p>FN</text:p>
          </table:table-cell>
          <table:table-cell office:value-type="string">
            <text:p>Fantine, mistress of Tholomy√®s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</table:table-row>
        <table:table-row table:style-name="ro1">
          <table:table-cell office:value-type="string">
            <text:p>Favourite</text:p>
          </table:table-cell>
          <table:table-cell office:value-type="string">
            <text:p>FV</text:p>
          </table:table-cell>
          <table:table-cell office:value-type="string">
            <text:p>Favourite, mistress of Blachevelle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</table:table-row>
        <table:table-row table:style-name="ro1">
          <table:table-cell office:value-type="string">
            <text:p>Listolier</text:p>
          </table:table-cell>
          <table:table-cell office:value-type="string">
            <text:p>LI</text:p>
          </table:table-cell>
          <table:table-cell office:value-type="string">
            <text:p>Listolier, Parisian student, lover of Dahlia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</table:table-row>
        <table:table-row table:style-name="ro1">
          <table:table-cell office:value-type="string">
            <text:p>Waiter</text:p>
          </table:table-cell>
          <table:table-cell office:value-type="string">
            <text:p>WB</text:p>
          </table:table-cell>
          <table:table-cell office:value-type="string">
            <text:p>Waiter at Bombarda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</table:table-row>
        <table:table-row table:style-name="ro1">
          <table:table-cell office:value-type="string">
            <text:p>Azelma</text:p>
          </table:table-cell>
          <table:table-cell office:value-type="string">
            <text:p>AZ</text:p>
          </table:table-cell>
          <table:table-cell office:value-type="string">
            <text:p>Azelma, daughter of the Th√©nardiers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</table:table-row>
        <table:table-row table:style-name="ro1">
          <table:table-cell office:value-type="string">
            <text:p>Eponine</text:p>
          </table:table-cell>
          <table:table-cell office:value-type="string">
            <text:p>EP</text:p>
          </table:table-cell>
          <table:table-cell office:value-type="string">
            <text:p>Eponine, daughter of the Th√©nardiers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Cosette</text:p>
          </table:table-cell>
          <table:table-cell office:value-type="string">
            <text:p>CO</text:p>
          </table:table-cell>
          <table:table-cell office:value-type="string">
            <text:p>Cosette, daughter of Fantin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4C961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74AB48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Th√©nardier</text:p>
          </table:table-cell>
          <table:table-cell office:value-type="string">
            <text:p>TH</text:p>
          </table:table-cell>
          <table:table-cell office:value-type="string">
            <text:p>Th√©nardier, innkeeper in Montfermeil, aka Jondrett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</table:table-row>
        <table:table-row table:style-name="ro1">
          <table:table-cell office:value-type="string">
            <text:p>Dowager M-s-M</text:p>
          </table:table-cell>
          <table:table-cell office:value-type="string">
            <text:p>DM</text:p>
          </table:table-cell>
          <table:table-cell office:value-type="string">
            <text:p>Dowager in M-sur-M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Fauchelevent</text:p>
          </table:table-cell>
          <table:table-cell office:value-type="string">
            <text:p>FF</text:p>
          </table:table-cell>
          <table:table-cell office:value-type="string">
            <text:p>Fauchelevent, failed notary turned carter in M-sur-M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3A06B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9A81EA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CAA768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9A81EA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Javert</text:p>
          </table:table-cell>
          <table:table-cell office:value-type="string">
            <text:p>JA</text:p>
          </table:table-cell>
          <table:table-cell office:value-type="string">
            <text:p>Javert, police offic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</table:table-row>
        <table:table-row table:style-name="ro1">
          <table:table-cell office:value-type="string">
            <text:p>Mme Th√©nardier</text:p>
          </table:table-cell>
          <table:table-cell office:value-type="string">
            <text:p>TM</text:p>
          </table:table-cell>
          <table:table-cell office:value-type="string">
            <text:p>Madame Th√©nardier, wife of Th√©nardi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</table:table-row>
        <table:table-row table:style-name="ro1">
          <table:table-cell office:value-type="string">
            <text:p>Furniture seller</text:p>
          </table:table-cell>
          <table:table-cell office:value-type="string">
            <text:p>FD</text:p>
          </table:table-cell>
          <table:table-cell office:value-type="string">
            <text:p>Secondhand dealer who sold furniture to Fantine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</table:table-row>
        <table:table-row table:style-name="ro1">
          <table:table-cell office:value-type="string">
            <text:p>Landlord</text:p>
          </table:table-cell>
          <table:table-cell office:value-type="string">
            <text:p>FL</text:p>
          </table:table-cell>
          <table:table-cell office:value-type="string">
            <text:p>Fantine's landlord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</table:table-row>
        <table:table-row table:style-name="ro1">
          <table:table-cell office:value-type="string">
            <text:p>Barber</text:p>
          </table:table-cell>
          <table:table-cell office:value-type="string">
            <text:p>FB</text:p>
          </table:table-cell>
          <table:table-cell office:value-type="string">
            <text:p>Barber to whom Fantine sells her hair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</table:table-row>
        <table:table-row table:style-name="ro1">
          <table:table-cell office:value-type="string">
            <text:p>Bamatabois</text:p>
          </table:table-cell>
          <table:table-cell office:value-type="string">
            <text:p>BM</text:p>
          </table:table-cell>
          <table:table-cell office:value-type="string">
            <text:p>M. Bamatabois, idler of M-sur-M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</table:table-row>
        <table:table-row table:style-name="ro1">
          <table:table-cell office:value-type="string">
            <text:p>Doctor M-s-M</text:p>
          </table:table-cell>
          <table:table-cell office:value-type="string">
            <text:p>DS</text:p>
          </table:table-cell>
          <table:table-cell office:value-type="string">
            <text:p>Doctor in M-sur-M hospital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</table:table-row>
        <table:table-row table:style-name="ro1">
          <table:table-cell office:value-type="string">
            <text:p>Sister Perp√©tue</text:p>
          </table:table-cell>
          <table:table-cell office:value-type="string">
            <text:p>SP</text:p>
          </table:table-cell>
          <table:table-cell office:value-type="string">
            <text:p>Sister Perp√©tue, nun at infirmary in M-sur-M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EC5DAD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EC5DAD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1">
          <table:table-cell office:value-type="string">
            <text:p>M. Scaufflaire</text:p>
          </table:table-cell>
          <table:table-cell office:value-type="string">
            <text:p>SC</text:p>
          </table:table-cell>
          <table:table-cell office:value-type="string">
            <text:p>M. Scaufflaire, keeper of horses and coaches in M-sur-M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9F84E8</text:p>
          </table:table-cell>
          <table:table-cell office:value-type="string">
            <text:p>#6ED0A3</text:p>
          </table:table-cell>
          <table:table-cell office:value-type="string">
            <text:p>#74A7DE</text:p>
          </table:table-cell>
          <table:table-cell table:number-columns-repeated="2" office:value-type="string">
            <text:p>#D6936C</text:p>
          </table:table-cell>
          <table:table-cell office:value-type="string">
            <text:p>#EF6244</text:p>
          </table:table-cell>
          <table:table-cell office:value-type="string">
            <text:p>#BCE28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9688E8</text:p>
          </table:table-cell>
          <table:table-cell office:value-type="string">
            <text:p>#6ED0A3</text:p>
          </table:table-cell>
          <table:table-cell office:value-type="string">
            <text:p>#74A7DE</text:p>
          </table:table-cell>
          <table:table-cell table:number-columns-repeated="2" office:value-type="string">
            <text:p>#D6936C</text:p>
          </table:table-cell>
          <table:table-cell office:value-type="string">
            <text:p>#DD8F39</text:p>
          </table:table-cell>
          <table:table-cell office:value-type="string">
            <text:p>#DAC17B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Cashier</text:p>
          </table:table-cell>
          <table:table-cell office:value-type="string">
            <text:p>CI</text:p>
          </table:table-cell>
          <table:table-cell office:value-type="string">
            <text:p>Cashier at M.Madeleine's manufactory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5CCFD5</text:p>
          </table:table-cell>
          <table:table-cell office:value-type="string">
            <text:p>#6ED0A3</text:p>
          </table:table-cell>
          <table:table-cell office:value-type="string">
            <text:p>#CAA768</text:p>
          </table:table-cell>
          <table:table-cell office:value-type="string">
            <text:p>#F06335</text:p>
          </table:table-cell>
          <table:table-cell office:value-type="string">
            <text:p>#EC5EAE</text:p>
          </table:table-cell>
          <table:table-cell office:value-type="string">
            <text:p>#67D397</text:p>
          </table:table-cell>
          <table:table-cell office:value-type="string">
            <text:p>#DF879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5CD1D2</text:p>
          </table:table-cell>
          <table:table-cell office:value-type="string">
            <text:p>#6ED0A3</text:p>
          </table:table-cell>
          <table:table-cell office:value-type="string">
            <text:p>#CAA768</text:p>
          </table:table-cell>
          <table:table-cell office:value-type="string">
            <text:p>#F06335</text:p>
          </table:table-cell>
          <table:table-cell office:value-type="string">
            <text:p>#EC5EAE</text:p>
          </table:table-cell>
          <table:table-cell office:value-type="string">
            <text:p>#64D94A</text:p>
          </table:table-cell>
          <table:table-cell office:value-type="string">
            <text:p>#DF879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Arras coachman</text:p>
          </table:table-cell>
          <table:table-cell office:value-type="string">
            <text:p>CE</text:p>
          </table:table-cell>
          <table:table-cell office:value-type="string">
            <text:p>Coachman of the mail to Arra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Stable boy</text:p>
          </table:table-cell>
          <table:table-cell office:value-type="string">
            <text:p>BH</text:p>
          </table:table-cell>
          <table:table-cell office:value-type="string">
            <text:p>Stable boy in Hesdi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Wheelright</text:p>
          </table:table-cell>
          <table:table-cell office:value-type="string">
            <text:p>BW</text:p>
          </table:table-cell>
          <table:table-cell office:value-type="string">
            <text:p>Master Bourgaillard, wheelrigh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Innkeeper's wife</text:p>
          </table:table-cell>
          <table:table-cell office:value-type="string">
            <text:p>IK</text:p>
          </table:table-cell>
          <table:table-cell office:value-type="string">
            <text:p>Innkeeper's wife at Saint Po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Hospital servant</text:p>
          </table:table-cell>
          <table:table-cell office:value-type="string">
            <text:p>SM</text:p>
          </table:table-cell>
          <table:table-cell office:value-type="string">
            <text:p>Servant at the hospital in M-sur-M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EC5DAD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EC5DAD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</table:table-row>
        <table:table-row table:style-name="ro2">
          <table:table-cell office:value-type="string">
            <text:p>Booking clerk</text:p>
          </table:table-cell>
          <table:table-cell office:value-type="string">
            <text:p>BC</text:p>
          </table:table-cell>
          <table:table-cell office:value-type="string">
            <text:p>Booking clerk in Arras's cour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Arras lawyer</text:p>
          </table:table-cell>
          <table:table-cell office:value-type="string">
            <text:p>AA</text:p>
          </table:table-cell>
          <table:table-cell office:value-type="string">
            <text:p>Lawyer in Arras's cour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Bailiff</text:p>
          </table:table-cell>
          <table:table-cell office:value-type="string">
            <text:p>BI</text:p>
          </table:table-cell>
          <table:table-cell office:value-type="string">
            <text:p>Bailiff in Arras's court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Champmathieu</text:p>
          </table:table-cell>
          <table:table-cell office:value-type="string">
            <text:p>CH</text:p>
          </table:table-cell>
          <table:table-cell office:value-type="string">
            <text:p>Champmathieu, accused thief mistaken for Valjean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</table:table-row>
        <table:table-row table:style-name="ro2">
          <table:table-cell office:value-type="string">
            <text:p>Judge</text:p>
          </table:table-cell>
          <table:table-cell office:value-type="string">
            <text:p>JU</text:p>
          </table:table-cell>
          <table:table-cell office:value-type="string">
            <text:p>Judge at the Arras court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</table:table-row>
        <table:table-row table:style-name="ro1">
          <table:table-cell office:value-type="string">
            <text:p>Defense counsel</text:p>
          </table:table-cell>
          <table:table-cell office:value-type="string">
            <text:p>CK</text:p>
          </table:table-cell>
          <table:table-cell office:value-type="string">
            <text:p>Counsel for the defense in Champmathieu's trial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</table:table-row>
        <table:table-row table:style-name="ro2">
          <table:table-cell office:value-type="string">
            <text:p>Brevet</text:p>
          </table:table-cell>
          <table:table-cell office:value-type="string">
            <text:p>BR</text:p>
          </table:table-cell>
          <table:table-cell office:value-type="string">
            <text:p>Brevet, convict in the galleys with Valjean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</table:table-row>
        <table:table-row table:style-name="ro1">
          <table:table-cell office:value-type="string">
            <text:p>Chenildieu</text:p>
          </table:table-cell>
          <table:table-cell office:value-type="string">
            <text:p>CN</text:p>
          </table:table-cell>
          <table:table-cell office:value-type="string">
            <text:p>Chenildieu, convict in the galleys with Valjean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</table:table-row>
        <table:table-row table:style-name="ro1">
          <table:table-cell office:value-type="string">
            <text:p>Cochepaille</text:p>
          </table:table-cell>
          <table:table-cell office:value-type="string">
            <text:p>CC</text:p>
          </table:table-cell>
          <table:table-cell office:value-type="string">
            <text:p>Cochepaille, convict in the galleys with Valjean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</table:table-row>
        <table:table-row table:style-name="ro1">
          <table:table-cell office:value-type="string">
            <text:p>Colonel Pontmercy</text:p>
          </table:table-cell>
          <table:table-cell office:value-type="string">
            <text:p>GP</text:p>
          </table:table-cell>
          <table:table-cell office:value-type="string">
            <text:p>Colonel George Pontmercy, Marius's father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#75A4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DF5CE1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office:value-type="string">
            <text:p>#74A7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E05BE0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</table:table-row>
        <table:table-row table:style-name="ro1">
          <table:table-cell office:value-type="string">
            <text:p>Boulatruelle</text:p>
          </table:table-cell>
          <table:table-cell office:value-type="string">
            <text:p>BZ</text:p>
          </table:table-cell>
          <table:table-cell office:value-type="string">
            <text:p>Boulatruelle, former convict and road mender in Montfermei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</table:table-row>
        <table:table-row table:style-name="ro2">
          <table:table-cell office:value-type="string">
            <text:p>Boatswain</text:p>
          </table:table-cell>
          <table:table-cell office:value-type="string">
            <text:p>BS</text:p>
          </table:table-cell>
          <table:table-cell office:value-type="string">
            <text:p>Boatswain on the Orion saved by Valjea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Peddler</text:p>
          </table:table-cell>
          <table:table-cell office:value-type="string">
            <text:p>PZ</text:p>
          </table:table-cell>
          <table:table-cell office:value-type="string">
            <text:p>Peddler in Th√©nardier's in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Duc d'Havr√©</text:p>
          </table:table-cell>
          <table:table-cell office:value-type="string">
            <text:p>DH</text:p>
          </table:table-cell>
          <table:table-cell office:value-type="string">
            <text:p>Duc d'Havr√©, accompanies Louis-Philipp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6AE64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9FC266</text:p>
          </table:table-cell>
          <table:table-cell office:value-type="string">
            <text:p>#6AE64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Montfermeuil coachman</text:p>
          </table:table-cell>
          <table:table-cell office:value-type="string">
            <text:p>CF</text:p>
          </table:table-cell>
          <table:table-cell office:value-type="string">
            <text:p>Montfermeuil coachma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1">
          <table:table-cell office:value-type="string">
            <text:p>M. Gillenormand</text:p>
          </table:table-cell>
          <table:table-cell office:value-type="string">
            <text:p>GI</text:p>
          </table:table-cell>
          <table:table-cell office:value-type="string">
            <text:p>M. Gillenormand, Marius's grandfather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Mlle Gillenormand</text:p>
          </table:table-cell>
          <table:table-cell office:value-type="string">
            <text:p>MG</text:p>
          </table:table-cell>
          <table:table-cell office:value-type="string">
            <text:p>Mlle Gillenormand, unmarried daughter of Gillenormand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Marius</text:p>
          </table:table-cell>
          <table:table-cell office:value-type="string">
            <text:p>MA</text:p>
          </table:table-cell>
          <table:table-cell office:value-type="string">
            <text:p>Mariu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Baroness de T</text:p>
          </table:table-cell>
          <table:table-cell office:value-type="string">
            <text:p>BT</text:p>
          </table:table-cell>
          <table:table-cell office:value-type="string">
            <text:p>Baroness de T-, friend of M. Gillenormand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18585</text:p>
          </table:table-cell>
          <table:table-cell office:value-type="string">
            <text:p>#E57A99</text:p>
          </table:table-cell>
          <table:table-cell office:value-type="string">
            <text:p>#9688E8</text:p>
          </table:table-cell>
          <table:table-cell office:value-type="string">
            <text:p>#EC5EAE</text:p>
          </table:table-cell>
          <table:table-cell office:value-type="string">
            <text:p>#F06335</text:p>
          </table:table-cell>
          <table:table-cell office:value-type="string">
            <text:p>#67D397</text:p>
          </table:table-cell>
          <table:table-cell office:value-type="string">
            <text:p>#6AB53D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9688E8</text:p>
          </table:table-cell>
          <table:table-cell office:value-type="string">
            <text:p>#EC5EAE</text:p>
          </table:table-cell>
          <table:table-cell office:value-type="string">
            <text:p>#F06335</text:p>
          </table:table-cell>
          <table:table-cell office:value-type="string">
            <text:p>#64D94A</text:p>
          </table:table-cell>
          <table:table-cell office:value-type="string">
            <text:p>#6AB53D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Abb√© Mabeuf</text:p>
          </table:table-cell>
          <table:table-cell office:value-type="string">
            <text:p>AM</text:p>
          </table:table-cell>
          <table:table-cell office:value-type="string">
            <text:p>Abb√© Mabeuf, cur√© in Vernon, brother of M. Mabeu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#75A4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DF5CE1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office:value-type="string">
            <text:p>#74A7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E05BE0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</table:table-row>
        <table:table-row table:style-name="ro2">
          <table:table-cell office:value-type="string">
            <text:p>Doctor, Vernon</text:p>
          </table:table-cell>
          <table:table-cell office:value-type="string">
            <text:p>DV</text:p>
          </table:table-cell>
          <table:table-cell office:value-type="string">
            <text:p>Doctor in Vernon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#75A4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DF5CE1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office:value-type="string">
            <text:p>#74A7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E05BE0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</table:table-row>
        <table:table-row table:style-name="ro2">
          <table:table-cell office:value-type="string">
            <text:p>Bossuet</text:p>
          </table:table-cell>
          <table:table-cell office:value-type="string">
            <text:p>BO</text:p>
          </table:table-cell>
          <table:table-cell office:value-type="string">
            <text:p>Bossuet (Lesgle), member, Friends of the AB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1">
          <table:table-cell office:value-type="string">
            <text:p>Courfeyrac</text:p>
          </table:table-cell>
          <table:table-cell office:value-type="string">
            <text:p>CR</text:p>
          </table:table-cell>
          <table:table-cell office:value-type="string">
            <text:p>Courfeyrac, member, Friends of the AB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1">
          <table:table-cell office:value-type="string">
            <text:p>Bahorel</text:p>
          </table:table-cell>
          <table:table-cell office:value-type="string">
            <text:p>BA</text:p>
          </table:table-cell>
          <table:table-cell office:value-type="string">
            <text:p>Bahorel, member, Friends of the AB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1">
          <table:table-cell office:value-type="string">
            <text:p>Combeferre</text:p>
          </table:table-cell>
          <table:table-cell office:value-type="string">
            <text:p>CM</text:p>
          </table:table-cell>
          <table:table-cell office:value-type="string">
            <text:p>Combeferre, member, Friends of the AB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1">
          <table:table-cell office:value-type="string">
            <text:p>Enjolras</text:p>
          </table:table-cell>
          <table:table-cell office:value-type="string">
            <text:p>EN</text:p>
          </table:table-cell>
          <table:table-cell office:value-type="string">
            <text:p>Enjolras, chief of Friends of the AB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1">
          <table:table-cell office:value-type="string">
            <text:p>Grantaire</text:p>
          </table:table-cell>
          <table:table-cell office:value-type="string">
            <text:p>GT</text:p>
          </table:table-cell>
          <table:table-cell office:value-type="string">
            <text:p>Grantaire, Friends of the ABC skepti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1">
          <table:table-cell office:value-type="string">
            <text:p>M. Mabeuf</text:p>
          </table:table-cell>
          <table:table-cell office:value-type="string">
            <text:p>MM</text:p>
          </table:table-cell>
          <table:table-cell office:value-type="string">
            <text:p>M. Mabeuf, warden of St. Sulpice, bibliophil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Mme Burgon</text:p>
          </table:table-cell>
          <table:table-cell office:value-type="string">
            <text:p>BU</text:p>
          </table:table-cell>
          <table:table-cell office:value-type="string">
            <text:p>Mme Burgon (aka Bougon), new concierge at the Gorbeau tenem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Prouvaire</text:p>
          </table:table-cell>
          <table:table-cell office:value-type="string">
            <text:p>JP</text:p>
          </table:table-cell>
          <table:table-cell office:value-type="string">
            <text:p>Prouvaire, member Friends of the AB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Gueulemer</text:p>
          </table:table-cell>
          <table:table-cell office:value-type="string">
            <text:p>GU</text:p>
          </table:table-cell>
          <table:table-cell office:value-type="string">
            <text:p>Gueulemer, member of Patron-Minett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</table:table-row>
        <table:table-row table:style-name="ro2">
          <table:table-cell office:value-type="string">
            <text:p>Parisian coachman</text:p>
          </table:table-cell>
          <table:table-cell office:value-type="string">
            <text:p>CG</text:p>
          </table:table-cell>
          <table:table-cell office:value-type="string">
            <text:p>Coachman by Gorbeau tenem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Panchaud</text:p>
          </table:table-cell>
          <table:table-cell office:value-type="string">
            <text:p>PN</text:p>
          </table:table-cell>
          <table:table-cell office:value-type="string">
            <text:p>Panchaud, a criminal aka as Printanier, Bigrenaill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</table:table-row>
        <table:table-row table:style-name="ro2">
          <table:table-cell office:value-type="string">
            <text:p>Brujon</text:p>
          </table:table-cell>
          <table:table-cell office:value-type="string">
            <text:p>BJ</text:p>
          </table:table-cell>
          <table:table-cell office:value-type="string">
            <text:p>Brujon, criminal, associate of Patron-Minett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</table:table-row>
        <table:table-row table:style-name="ro2">
          <table:table-cell office:value-type="string">
            <text:p>Deuxmilliards</text:p>
          </table:table-cell>
          <table:table-cell office:value-type="string">
            <text:p>DU</text:p>
          </table:table-cell>
          <table:table-cell office:value-type="string">
            <text:p>Deux-millards, aka Demi-liard, a crimina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</table:table-row>
        <table:table-row table:style-name="ro2">
          <table:table-cell office:value-type="string">
            <text:p>Babet</text:p>
          </table:table-cell>
          <table:table-cell office:value-type="string">
            <text:p>BB</text:p>
          </table:table-cell>
          <table:table-cell office:value-type="string">
            <text:p>Babet, member, Patron-Minett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</table:table-row>
        <table:table-row table:style-name="ro2">
          <table:table-cell office:value-type="string">
            <text:p>Claquesous</text:p>
          </table:table-cell>
          <table:table-cell office:value-type="string">
            <text:p>QU</text:p>
          </table:table-cell>
          <table:table-cell office:value-type="string">
            <text:p>Claquesous, member of Patron-Minette,aka Le Cabu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</table:table-row>
        <table:table-row table:style-name="ro2">
          <table:table-cell office:value-type="string">
            <text:p>Feuilly</text:p>
          </table:table-cell>
          <table:table-cell office:value-type="string">
            <text:p>FE</text:p>
          </table:table-cell>
          <table:table-cell office:value-type="string">
            <text:p>Feuilly, member, Friends of the AB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Joly</text:p>
          </table:table-cell>
          <table:table-cell office:value-type="string">
            <text:p>JO</text:p>
          </table:table-cell>
          <table:table-cell office:value-type="string">
            <text:p>Joly, member Friends of the AB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Card player</text:p>
          </table:table-cell>
          <table:table-cell office:value-type="string">
            <text:p>CP</text:p>
          </table:table-cell>
          <table:table-cell office:value-type="string">
            <text:p>Man playing cards with Grantai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Babet's girlfriend</text:p>
          </table:table-cell>
          <table:table-cell office:value-type="string">
            <text:p>BF</text:p>
          </table:table-cell>
          <table:table-cell office:value-type="string">
            <text:p>Babet's girlfriend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Gavroche</text:p>
          </table:table-cell>
          <table:table-cell office:value-type="string">
            <text:p>GA</text:p>
          </table:table-cell>
          <table:table-cell office:value-type="string">
            <text:p>Gavroche, son of the Th√©nardier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Magnon</text:p>
          </table:table-cell>
          <table:table-cell office:value-type="string">
            <text:p>MN</text:p>
          </table:table-cell>
          <table:table-cell office:value-type="string">
            <text:p>Magnon, servant of Gillenormand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6CD849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6CD849</text:p>
          </table:table-cell>
        </table:table-row>
        <table:table-row table:style-name="ro2">
          <table:table-cell office:value-type="string">
            <text:p>Older child</text:p>
          </table:table-cell>
          <table:table-cell office:value-type="string">
            <text:p>XA</text:p>
          </table:table-cell>
          <table:table-cell office:value-type="string">
            <text:p>Older Child, son of Th√©nardier, raised by Magnon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</table:table-row>
        <table:table-row table:style-name="ro2">
          <table:table-cell office:value-type="string">
            <text:p>Paris barber</text:p>
          </table:table-cell>
          <table:table-cell office:value-type="string">
            <text:p>BG</text:p>
          </table:table-cell>
          <table:table-cell office:value-type="string">
            <text:p>Barber encountered by Gavroche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Paris baker</text:p>
          </table:table-cell>
          <table:table-cell office:value-type="string">
            <text:p>BK</text:p>
          </table:table-cell>
          <table:table-cell office:value-type="string">
            <text:p>Baker, visited by Gavro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Montparnasse</text:p>
          </table:table-cell>
          <table:table-cell office:value-type="string">
            <text:p>MO</text:p>
          </table:table-cell>
          <table:table-cell office:value-type="string">
            <text:p>Montparnasse, member of Patron-Minett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Basque</text:p>
          </table:table-cell>
          <table:table-cell office:value-type="string">
            <text:p>BQ</text:p>
          </table:table-cell>
          <table:table-cell office:value-type="string">
            <text:p>Basque, manservant to Gillenormand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Minister of agriculture</text:p>
          </table:table-cell>
          <table:table-cell office:value-type="string">
            <text:p>MU</text:p>
          </table:table-cell>
          <table:table-cell office:value-type="string">
            <text:p>Minister of agricultur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CEDF8D</text:p>
          </table:table-cell>
          <table:table-cell office:value-type="string">
            <text:p>#83A3E0</text:p>
          </table:table-cell>
          <table:table-cell office:value-type="string">
            <text:p>#67DF4E</text:p>
          </table:table-cell>
          <table:table-cell office:value-type="string">
            <text:p>#5EB6DA</text:p>
          </table:table-cell>
          <table:table-cell office:value-type="string">
            <text:p>#B17BE8</text:p>
          </table:table-cell>
          <table:table-cell office:value-type="string">
            <text:p>#D0B83C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67DF4E</text:p>
          </table:table-cell>
          <table:table-cell office:value-type="string">
            <text:p>#83A3E0</text:p>
          </table:table-cell>
          <table:table-cell office:value-type="string">
            <text:p>#67DF4E</text:p>
          </table:table-cell>
          <table:table-cell office:value-type="string">
            <text:p>#5EB6DA</text:p>
          </table:table-cell>
          <table:table-cell office:value-type="string">
            <text:p>#B17BE8</text:p>
          </table:table-cell>
          <table:table-cell office:value-type="string">
            <text:p>#C1E243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Gardener</text:p>
          </table:table-cell>
          <table:table-cell office:value-type="string">
            <text:p>GN</text:p>
          </table:table-cell>
          <table:table-cell office:value-type="string">
            <text:p>Gardener, encountered by Mabeuf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Ragpicker</text:p>
          </table:table-cell>
          <table:table-cell office:value-type="string">
            <text:p>RP</text:p>
          </table:table-cell>
          <table:table-cell office:value-type="string">
            <text:p>Ragpick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ACE53A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C3E446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ACE53A</text:p>
          </table:table-cell>
          <table:table-cell office:value-type="string">
            <text:p>#E453E4</text:p>
          </table:table-cell>
          <table:table-cell office:value-type="string">
            <text:p>#CEB16E</text:p>
          </table:table-cell>
          <table:table-cell office:value-type="string">
            <text:p>#C3E446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Mme Hucheloup</text:p>
          </table:table-cell>
          <table:table-cell office:value-type="string">
            <text:p>HL</text:p>
          </table:table-cell>
          <table:table-cell office:value-type="string">
            <text:p>Mme Hucheloup, keeper of Corinth In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Gibolette</text:p>
          </table:table-cell>
          <table:table-cell office:value-type="string">
            <text:p>GB</text:p>
          </table:table-cell>
          <table:table-cell office:value-type="string">
            <text:p>Gibolette, servant in Corinth In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Dandy</text:p>
          </table:table-cell>
          <table:table-cell office:value-type="string">
            <text:p>DN</text:p>
          </table:table-cell>
          <table:table-cell office:value-type="string">
            <text:p>Dandy near the barricad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Porter, barricade</text:p>
          </table:table-cell>
          <table:table-cell office:value-type="string">
            <text:p>PC</text:p>
          </table:table-cell>
          <table:table-cell office:value-type="string">
            <text:p>Porter shot at the barricade by Le Cabu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Government troops</text:p>
          </table:table-cell>
          <table:table-cell office:value-type="string">
            <text:p>GV</text:p>
          </table:table-cell>
          <table:table-cell office:value-type="string">
            <text:p>Government troop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Drunk coachman</text:p>
          </table:table-cell>
          <table:table-cell office:value-type="string">
            <text:p>DR</text:p>
          </table:table-cell>
          <table:table-cell office:value-type="string">
            <text:p>Drunk Auvergnat coachma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Insurgent workers</text:p>
          </table:table-cell>
          <table:table-cell office:value-type="string">
            <text:p>IW</text:p>
          </table:table-cell>
          <table:table-cell office:value-type="string">
            <text:p>Insurgent worker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Bourgeois man</text:p>
          </table:table-cell>
          <table:table-cell office:value-type="string">
            <text:p>BX</text:p>
          </table:table-cell>
          <table:table-cell office:value-type="string">
            <text:p>Bourgeois man in Luxemburg gardens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</table:table-row>
        <table:table-row table:style-name="ro2">
          <table:table-cell office:value-type="string">
            <text:p>Bourgeois son</text:p>
          </table:table-cell>
          <table:table-cell office:value-type="string">
            <text:p>BY</text:p>
          </table:table-cell>
          <table:table-cell office:value-type="string">
            <text:p>Bourgeois man's son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</table:table-row>
        <table:table-row table:style-name="ro2">
          <table:table-cell office:value-type="string">
            <text:p>Javert's coachman</text:p>
          </table:table-cell>
          <table:table-cell office:value-type="string">
            <text:p>CJ</text:p>
          </table:table-cell>
          <table:table-cell office:value-type="string">
            <text:p>Coachman assisting Javert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DCD43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0B83C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Concierge, Gillenormand</text:p>
          </table:table-cell>
          <table:table-cell office:value-type="string">
            <text:p>CX</text:p>
          </table:table-cell>
          <table:table-cell office:value-type="string">
            <text:p>Concierge at Gillenormand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Doctor, Gillenormand</text:p>
          </table:table-cell>
          <table:table-cell office:value-type="string">
            <text:p>DG</text:p>
          </table:table-cell>
          <table:table-cell office:value-type="string">
            <text:p>Doctor at Gillenormand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Concierge, l'Homme Arm√©</text:p>
          </table:table-cell>
          <table:table-cell office:value-type="string">
            <text:p>CY</text:p>
          </table:table-cell>
          <table:table-cell office:value-type="string">
            <text:p>Concierge at rue de l'Homme Arm√©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B4DF44</text:p>
          </table:table-cell>
          <table:table-cell office:value-type="string">
            <text:p>#6ED0A3</text:p>
          </table:table-cell>
          <table:table-cell office:value-type="string">
            <text:p>#D0B83C</text:p>
          </table:table-cell>
          <table:table-cell office:value-type="string">
            <text:p>#E453E4</text:p>
          </table:table-cell>
          <table:table-cell office:value-type="string">
            <text:p>#EE636D</text:p>
          </table:table-cell>
          <table:table-cell office:value-type="string">
            <text:p>#D78DCD</text:p>
          </table:table-cell>
          <table:table-cell office:value-type="string">
            <text:p>#ED6C34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C6DE8A</text:p>
          </table:table-cell>
          <table:table-cell office:value-type="string">
            <text:p>#6ED0A3</text:p>
          </table:table-cell>
          <table:table-cell office:value-type="string">
            <text:p>#D0B83C</text:p>
          </table:table-cell>
          <table:table-cell office:value-type="string">
            <text:p>#E453E4</text:p>
          </table:table-cell>
          <table:table-cell office:value-type="string">
            <text:p>#EE636D</text:p>
          </table:table-cell>
          <table:table-cell office:value-type="string">
            <text:p>#D3BD3E</text:p>
          </table:table-cell>
          <table:table-cell office:value-type="string">
            <text:p>#ED6C34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Doctor, Valjean</text:p>
          </table:table-cell>
          <table:table-cell office:value-type="string">
            <text:p>DJ</text:p>
          </table:table-cell>
          <table:table-cell office:value-type="string">
            <text:p>Doctor to Valjean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B4DF44</text:p>
          </table:table-cell>
          <table:table-cell office:value-type="string">
            <text:p>#6ED0A3</text:p>
          </table:table-cell>
          <table:table-cell office:value-type="string">
            <text:p>#D0B83C</text:p>
          </table:table-cell>
          <table:table-cell office:value-type="string">
            <text:p>#E453E4</text:p>
          </table:table-cell>
          <table:table-cell office:value-type="string">
            <text:p>#EE636D</text:p>
          </table:table-cell>
          <table:table-cell office:value-type="string">
            <text:p>#D78DCD</text:p>
          </table:table-cell>
          <table:table-cell office:value-type="string">
            <text:p>#ED6C34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C6DE8A</text:p>
          </table:table-cell>
          <table:table-cell office:value-type="string">
            <text:p>#6ED0A3</text:p>
          </table:table-cell>
          <table:table-cell office:value-type="string">
            <text:p>#D0B83C</text:p>
          </table:table-cell>
          <table:table-cell office:value-type="string">
            <text:p>#E453E4</text:p>
          </table:table-cell>
          <table:table-cell office:value-type="string">
            <text:p>#EE636D</text:p>
          </table:table-cell>
          <table:table-cell office:value-type="string">
            <text:p>#D3BD3E</text:p>
          </table:table-cell>
          <table:table-cell office:value-type="string">
            <text:p>#ED6C34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Napoleon</text:p>
          </table:table-cell>
          <table:table-cell office:value-type="string">
            <text:p>NP</text:p>
          </table:table-cell>
          <table:table-cell office:value-type="string">
            <text:p>Napoleon, Emperor of Franc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DF5CE1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E05BE0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</table:table-row>
        <table:table-row table:style-name="ro2">
          <table:table-cell office:value-type="string">
            <text:p>Senator</text:p>
          </table:table-cell>
          <table:table-cell office:value-type="string">
            <text:p>SN</text:p>
          </table:table-cell>
          <table:table-cell office:value-type="string">
            <text:p>Senator, Count ***, in Dig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Mme Boischevron</text:p>
          </table:table-cell>
          <table:table-cell office:value-type="string">
            <text:p>VB</text:p>
          </table:table-cell>
          <table:table-cell office:value-type="string">
            <text:p>Mme Boischevron, friend and correspondent of Mlle Baptisti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table:number-columns-repeated="2" office:value-type="string">
            <text:p>#D2A83B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table:number-columns-repeated="2" office:value-type="string">
            <text:p>#D2A83B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Shepherd boy</text:p>
          </table:table-cell>
          <table:table-cell office:value-type="string">
            <text:p>SB</text:p>
          </table:table-cell>
          <table:table-cell office:value-type="string">
            <text:p>Shepherd boy, serves G-- the conventionis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E8A82</text:p>
          </table:table-cell>
          <table:table-cell table:number-columns-repeated="2" office:value-type="string">
            <text:p>#839AE2</text:p>
          </table:table-cell>
          <table:table-cell office:value-type="string">
            <text:p>#C6DE8A</text:p>
          </table:table-cell>
          <table:table-cell office:value-type="string">
            <text:p>#62E382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E8A82</text:p>
          </table:table-cell>
          <table:table-cell table:number-columns-repeated="2" office:value-type="string">
            <text:p>#839AE2</text:p>
          </table:table-cell>
          <table:table-cell office:value-type="string">
            <text:p>#71AADE</text:p>
          </table:table-cell>
          <table:table-cell office:value-type="string">
            <text:p>#62E382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Kitchen boy</text:p>
          </table:table-cell>
          <table:table-cell office:value-type="string">
            <text:p>KB</text:p>
          </table:table-cell>
          <table:table-cell office:value-type="string">
            <text:p>Kitchen boy at Labarre's in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EE5A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61B641</text:p>
          </table:table-cell>
          <table:table-cell office:value-type="string">
            <text:p>#67D397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ED5E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61B641</text:p>
          </table:table-cell>
          <table:table-cell office:value-type="string">
            <text:p>#64D94A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Tavern keeper</text:p>
          </table:table-cell>
          <table:table-cell office:value-type="string">
            <text:p>KT</text:p>
          </table:table-cell>
          <table:table-cell office:value-type="string">
            <text:p>Tavern keeper in Dig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E5A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5EE549</text:p>
          </table:table-cell>
          <table:table-cell office:value-type="string">
            <text:p>#67D397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D5E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5EE549</text:p>
          </table:table-cell>
          <table:table-cell office:value-type="string">
            <text:p>#64D94A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Peasant's wife</text:p>
          </table:table-cell>
          <table:table-cell office:value-type="string">
            <text:p>PE</text:p>
          </table:table-cell>
          <table:table-cell office:value-type="string">
            <text:p>Peasant's wif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A9934</text:p>
          </table:table-cell>
          <table:table-cell office:value-type="string">
            <text:p>#6ED0A3</text:p>
          </table:table-cell>
          <table:table-cell office:value-type="string">
            <text:p>#5CD1D2</text:p>
          </table:table-cell>
          <table:table-cell office:value-type="string">
            <text:p>#B17BE8</text:p>
          </table:table-cell>
          <table:table-cell office:value-type="string">
            <text:p>#59AE75</text:p>
          </table:table-cell>
          <table:table-cell office:value-type="string">
            <text:p>#C4E243</text:p>
          </table:table-cell>
          <table:table-cell office:value-type="string">
            <text:p>#DAC17B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F8D38</text:p>
          </table:table-cell>
          <table:table-cell office:value-type="string">
            <text:p>#6ED0A3</text:p>
          </table:table-cell>
          <table:table-cell office:value-type="string">
            <text:p>#5CD1D2</text:p>
          </table:table-cell>
          <table:table-cell office:value-type="string">
            <text:p>#B17BE8</text:p>
          </table:table-cell>
          <table:table-cell office:value-type="string">
            <text:p>#59AE75</text:p>
          </table:table-cell>
          <table:table-cell office:value-type="string">
            <text:p>#D78DCD</text:p>
          </table:table-cell>
          <table:table-cell office:value-type="string">
            <text:p>#BCE28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Marquise de R</text:p>
          </table:table-cell>
          <table:table-cell office:value-type="string">
            <text:p>MR</text:p>
          </table:table-cell>
          <table:table-cell office:value-type="string">
            <text:p>Marquise de R-, inhabitant of Dign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Marie-Claude</text:p>
          </table:table-cell>
          <table:table-cell office:value-type="string">
            <text:p>MD</text:p>
          </table:table-cell>
          <table:table-cell office:value-type="string">
            <text:p>Marie-Claude, neighbor of the Valjeans in Faverolle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Prison guard</text:p>
          </table:table-cell>
          <table:table-cell office:value-type="string">
            <text:p>PR</text:p>
          </table:table-cell>
          <table:table-cell office:value-type="string">
            <text:p>Prison guar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Door keeper</text:p>
          </table:table-cell>
          <table:table-cell office:value-type="string">
            <text:p>KD</text:p>
          </table:table-cell>
          <table:table-cell office:value-type="string">
            <text:p>Door keeper at a Paris bindery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E258E0</text:p>
          </table:table-cell>
          <table:table-cell office:value-type="string">
            <text:p>#C6C257</text:p>
          </table:table-cell>
          <table:table-cell office:value-type="string">
            <text:p>#DF8D38</text:p>
          </table:table-cell>
          <table:table-cell office:value-type="string">
            <text:p>#E0D73A</text:p>
          </table:table-cell>
          <table:table-cell office:value-type="string">
            <text:p>#DBC981</text:p>
          </table:table-cell>
          <table:table-cell office:value-type="string">
            <text:p>#9688E8</text:p>
          </table:table-cell>
          <table:table-cell office:value-type="string">
            <text:p>#5AC3D8</text:p>
          </table:table-cell>
          <table:table-cell office:value-type="string">
            <text:p>#B6BC6B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F5CE1</text:p>
          </table:table-cell>
          <table:table-cell office:value-type="string">
            <text:p>#C6C257</text:p>
          </table:table-cell>
          <table:table-cell office:value-type="string">
            <text:p>#DF8D38</text:p>
          </table:table-cell>
          <table:table-cell office:value-type="string">
            <text:p>#E0D73A</text:p>
          </table:table-cell>
          <table:table-cell office:value-type="string">
            <text:p>#DBC981</text:p>
          </table:table-cell>
          <table:table-cell office:value-type="string">
            <text:p>#EF6443</text:p>
          </table:table-cell>
          <table:table-cell office:value-type="string">
            <text:p>#5AC3D8</text:p>
          </table:table-cell>
          <table:table-cell office:value-type="string">
            <text:p>#B6BC6B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Three gendarmes</text:p>
          </table:table-cell>
          <table:table-cell office:value-type="string">
            <text:p>TR</text:p>
          </table:table-cell>
          <table:table-cell office:value-type="string">
            <text:p>Three gendarmes, arrested Valjea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ED5E96</text:p>
          </table:table-cell>
          <table:table-cell office:value-type="string">
            <text:p>#96A142</text:p>
          </table:table-cell>
          <table:table-cell office:value-type="string">
            <text:p>#D590D1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ED5E96</text:p>
          </table:table-cell>
          <table:table-cell office:value-type="string">
            <text:p>#96A142</text:p>
          </table:table-cell>
          <table:table-cell office:value-type="string">
            <text:p>#D590D1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Petit Gervais</text:p>
          </table:table-cell>
          <table:table-cell office:value-type="string">
            <text:p>PG</text:p>
          </table:table-cell>
          <table:table-cell office:value-type="string">
            <text:p>Petit Gervais, a chimney swee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Priest, Digne</text:p>
          </table:table-cell>
          <table:table-cell office:value-type="string">
            <text:p>PH</text:p>
          </table:table-cell>
          <table:table-cell office:value-type="string">
            <text:p>A priest on the road from Dign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DE8A82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Zephine</text:p>
          </table:table-cell>
          <table:table-cell office:value-type="string">
            <text:p>ZE</text:p>
          </table:table-cell>
          <table:table-cell office:value-type="string">
            <text:p>Zephine, mistress of Fameuil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</table:table-row>
        <table:table-row table:style-name="ro2">
          <table:table-cell office:value-type="string">
            <text:p>Th√©nardiers' neighbor</text:p>
          </table:table-cell>
          <table:table-cell office:value-type="string">
            <text:p>NT</text:p>
          </table:table-cell>
          <table:table-cell office:value-type="string">
            <text:p>Neighbor of Th√©nardiers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</table:table-row>
        <table:table-row table:style-name="ro2">
          <table:table-cell office:value-type="string">
            <text:p>Mme Victurnien</text:p>
          </table:table-cell>
          <table:table-cell office:value-type="string">
            <text:p>VI</text:p>
          </table:table-cell>
          <table:table-cell office:value-type="string">
            <text:p>Mme Victurnien, snoop in M-sur-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</table:table-row>
        <table:table-row table:style-name="ro2">
          <table:table-cell office:value-type="string">
            <text:p>Factory supervisor</text:p>
          </table:table-cell>
          <table:table-cell office:value-type="string">
            <text:p>SF</text:p>
          </table:table-cell>
          <table:table-cell office:value-type="string">
            <text:p>Supervisor in M. Madeleine's factory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</table:table-row>
        <table:table-row table:style-name="ro2">
          <table:table-cell office:value-type="string">
            <text:p>Marguerite</text:p>
          </table:table-cell>
          <table:table-cell office:value-type="string">
            <text:p>MT</text:p>
          </table:table-cell>
          <table:table-cell office:value-type="string">
            <text:p>Marguerite, friend of Fantine in M-sur-M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</table:table-row>
        <table:table-row table:style-name="ro2">
          <table:table-cell office:value-type="string">
            <text:p>Itinerant dentist</text:p>
          </table:table-cell>
          <table:table-cell office:value-type="string">
            <text:p>ID</text:p>
          </table:table-cell>
          <table:table-cell office:value-type="string">
            <text:p>Itinerant dentist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</table:table-row>
        <table:table-row table:style-name="ro2">
          <table:table-cell office:value-type="string">
            <text:p>Police sergeant M-s-M</text:p>
          </table:table-cell>
          <table:table-cell office:value-type="string">
            <text:p>SG</text:p>
          </table:table-cell>
          <table:table-cell office:value-type="string">
            <text:p>Police sergeant in M-sur-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CAA768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CADA43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CADA43</text:p>
          </table:table-cell>
        </table:table-row>
        <table:table-row table:style-name="ro2">
          <table:table-cell office:value-type="string">
            <text:p>Sister Simplice</text:p>
          </table:table-cell>
          <table:table-cell office:value-type="string">
            <text:p>SS</text:p>
          </table:table-cell>
          <table:table-cell office:value-type="string">
            <text:p>Sister Simplice, nun at infirmary in M-sur-M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EC5DAD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EC5DAD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Scaufflaire's wife</text:p>
          </table:table-cell>
          <table:table-cell office:value-type="string">
            <text:p>SD</text:p>
          </table:table-cell>
          <table:table-cell office:value-type="string">
            <text:p>M. Scaufflaire's wif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9F84E8</text:p>
          </table:table-cell>
          <table:table-cell office:value-type="string">
            <text:p>#6ED0A3</text:p>
          </table:table-cell>
          <table:table-cell office:value-type="string">
            <text:p>#74A7DE</text:p>
          </table:table-cell>
          <table:table-cell table:number-columns-repeated="2" office:value-type="string">
            <text:p>#D6936C</text:p>
          </table:table-cell>
          <table:table-cell office:value-type="string">
            <text:p>#EF6244</text:p>
          </table:table-cell>
          <table:table-cell office:value-type="string">
            <text:p>#BCE28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9688E8</text:p>
          </table:table-cell>
          <table:table-cell office:value-type="string">
            <text:p>#6ED0A3</text:p>
          </table:table-cell>
          <table:table-cell office:value-type="string">
            <text:p>#74A7DE</text:p>
          </table:table-cell>
          <table:table-cell table:number-columns-repeated="2" office:value-type="string">
            <text:p>#D6936C</text:p>
          </table:table-cell>
          <table:table-cell office:value-type="string">
            <text:p>#DD8F39</text:p>
          </table:table-cell>
          <table:table-cell office:value-type="string">
            <text:p>#DAC17B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Portress, M-s-M</text:p>
          </table:table-cell>
          <table:table-cell office:value-type="string">
            <text:p>PO</text:p>
          </table:table-cell>
          <table:table-cell office:value-type="string">
            <text:p>Portress of JV in M-sur-M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5CCFD5</text:p>
          </table:table-cell>
          <table:table-cell office:value-type="string">
            <text:p>#6ED0A3</text:p>
          </table:table-cell>
          <table:table-cell office:value-type="string">
            <text:p>#CAA768</text:p>
          </table:table-cell>
          <table:table-cell office:value-type="string">
            <text:p>#F06335</text:p>
          </table:table-cell>
          <table:table-cell office:value-type="string">
            <text:p>#EC5EAE</text:p>
          </table:table-cell>
          <table:table-cell office:value-type="string">
            <text:p>#67D397</text:p>
          </table:table-cell>
          <table:table-cell office:value-type="string">
            <text:p>#DF879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5CD1D2</text:p>
          </table:table-cell>
          <table:table-cell office:value-type="string">
            <text:p>#6ED0A3</text:p>
          </table:table-cell>
          <table:table-cell office:value-type="string">
            <text:p>#CAA768</text:p>
          </table:table-cell>
          <table:table-cell office:value-type="string">
            <text:p>#F06335</text:p>
          </table:table-cell>
          <table:table-cell office:value-type="string">
            <text:p>#EC5EAE</text:p>
          </table:table-cell>
          <table:table-cell office:value-type="string">
            <text:p>#64D94A</text:p>
          </table:table-cell>
          <table:table-cell office:value-type="string">
            <text:p>#DF879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Old woman</text:p>
          </table:table-cell>
          <table:table-cell office:value-type="string">
            <text:p>WH</text:p>
          </table:table-cell>
          <table:table-cell office:value-type="string">
            <text:p>Old woman in Hesdi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Old woman's son</text:p>
          </table:table-cell>
          <table:table-cell office:value-type="string">
            <text:p>WI</text:p>
          </table:table-cell>
          <table:table-cell office:value-type="string">
            <text:p>Old woman's s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Saint Pol Servant girl</text:p>
          </table:table-cell>
          <table:table-cell office:value-type="string">
            <text:p>SE</text:p>
          </table:table-cell>
          <table:table-cell office:value-type="string">
            <text:p>Servant girl in Saint Po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German teamster</text:p>
          </table:table-cell>
          <table:table-cell office:value-type="string">
            <text:p>TE</text:p>
          </table:table-cell>
          <table:table-cell office:value-type="string">
            <text:p>German teamster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Road mender</text:p>
          </table:table-cell>
          <table:table-cell office:value-type="string">
            <text:p>RM</text:p>
          </table:table-cell>
          <table:table-cell office:value-type="string">
            <text:p>Road mender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Postillion</text:p>
          </table:table-cell>
          <table:table-cell office:value-type="string">
            <text:p>PT</text:p>
          </table:table-cell>
          <table:table-cell office:value-type="string">
            <text:p>Postillion, accompanying Valjean to Arra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Arras hotel keeper</text:p>
          </table:table-cell>
          <table:table-cell office:value-type="string">
            <text:p>LR</text:p>
          </table:table-cell>
          <table:table-cell office:value-type="string">
            <text:p>Landlady at an Arras hote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Arras resident</text:p>
          </table:table-cell>
          <table:table-cell office:value-type="string">
            <text:p>RA</text:p>
          </table:table-cell>
          <table:table-cell office:value-type="string">
            <text:p>Resident of Arra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Prosecuting attorney</text:p>
          </table:table-cell>
          <table:table-cell office:value-type="string">
            <text:p>PA</text:p>
          </table:table-cell>
          <table:table-cell office:value-type="string">
            <text:p>Prosecuting attorney in Champmathieu trial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</table:table-row>
        <table:table-row table:style-name="ro2">
          <table:table-cell office:value-type="string">
            <text:p>Louis-Philippe</text:p>
          </table:table-cell>
          <table:table-cell office:value-type="string">
            <text:p>LP</text:p>
          </table:table-cell>
          <table:table-cell office:value-type="string">
            <text:p>Louis-Philippe d'Orl√©ans, King of Franc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6AE64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9FC266</text:p>
          </table:table-cell>
          <table:table-cell office:value-type="string">
            <text:p>#6AE64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Landlady, Gorbeau</text:p>
          </table:table-cell>
          <table:table-cell office:value-type="string">
            <text:p>LL</text:p>
          </table:table-cell>
          <table:table-cell office:value-type="string">
            <text:p>Landlady at Gorbeau House (during JVJ's stay)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Toll keeper</text:p>
          </table:table-cell>
          <table:table-cell office:value-type="string">
            <text:p>KA</text:p>
          </table:table-cell>
          <table:table-cell office:value-type="string">
            <text:p>Toll keeper at Austerlitz bridg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Soldiers</text:p>
          </table:table-cell>
          <table:table-cell office:value-type="string">
            <text:p>SO</text:p>
          </table:table-cell>
          <table:table-cell office:value-type="string">
            <text:p>Soldiers pursuing Valjean, led by Javer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CADA43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CADA43</text:p>
          </table:table-cell>
        </table:table-row>
        <table:table-row table:style-name="ro2">
          <table:table-cell office:value-type="string">
            <text:p>Mother Innocent</text:p>
          </table:table-cell>
          <table:table-cell office:value-type="string">
            <text:p>MI</text:p>
          </table:table-cell>
          <table:table-cell office:value-type="string">
            <text:p>Mother Innocent, prioress of Convent of Petit Picpus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3A06B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9A81EA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CAA768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9A81EA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Gribier</text:p>
          </table:table-cell>
          <table:table-cell office:value-type="string">
            <text:p>GR</text:p>
          </table:table-cell>
          <table:table-cell office:value-type="string">
            <text:p>Gribier, new gravedigger at Vaugirard cemetery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3A06B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61B641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9A81EA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CAA768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61B641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9A81EA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Mlle Vaubois</text:p>
          </table:table-cell>
          <table:table-cell office:value-type="string">
            <text:p>MV</text:p>
          </table:table-cell>
          <table:table-cell office:value-type="string">
            <text:p>Mlle Vaubois, friend of Mlle Gillenormand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Th√©odule</text:p>
          </table:table-cell>
          <table:table-cell office:value-type="string">
            <text:p>TG</text:p>
          </table:table-cell>
          <table:table-cell office:value-type="string">
            <text:p>Lieutenant Th√©odule Gillenormand, grandnephew of Gillenormand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74AB48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Count Lamothe</text:p>
          </table:table-cell>
          <table:table-cell office:value-type="string">
            <text:p>LA</text:p>
          </table:table-cell>
          <table:table-cell office:value-type="string">
            <text:p>Count Lamothe, member of Baroness de T-'s salon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E18585</text:p>
          </table:table-cell>
          <table:table-cell office:value-type="string">
            <text:p>#E57A99</text:p>
          </table:table-cell>
          <table:table-cell office:value-type="string">
            <text:p>#9688E8</text:p>
          </table:table-cell>
          <table:table-cell office:value-type="string">
            <text:p>#EC5EAE</text:p>
          </table:table-cell>
          <table:table-cell office:value-type="string">
            <text:p>#F06335</text:p>
          </table:table-cell>
          <table:table-cell office:value-type="string">
            <text:p>#67D397</text:p>
          </table:table-cell>
          <table:table-cell office:value-type="string">
            <text:p>#6AB53D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9688E8</text:p>
          </table:table-cell>
          <table:table-cell office:value-type="string">
            <text:p>#EC5EAE</text:p>
          </table:table-cell>
          <table:table-cell office:value-type="string">
            <text:p>#F06335</text:p>
          </table:table-cell>
          <table:table-cell office:value-type="string">
            <text:p>#64D94A</text:p>
          </table:table-cell>
          <table:table-cell office:value-type="string">
            <text:p>#6AB53D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Pontmercy's servant</text:p>
          </table:table-cell>
          <table:table-cell office:value-type="string">
            <text:p>WP</text:p>
          </table:table-cell>
          <table:table-cell office:value-type="string">
            <text:p>Woman servant to Colonel Pontmercy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#75A4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DF5CE1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office:value-type="string">
            <text:p>#74A7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E05BE0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</table:table-row>
        <table:table-row table:style-name="ro2">
          <table:table-cell office:value-type="string">
            <text:p>Mme Pontmercy</text:p>
          </table:table-cell>
          <table:table-cell office:value-type="string">
            <text:p>MP</text:p>
          </table:table-cell>
          <table:table-cell office:value-type="string">
            <text:p>Mme Pontmercy, younger daughter of Gillenormand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#75A4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DF5CE1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office:value-type="string">
            <text:p>#74A7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E05BE0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</table:table-row>
        <table:table-row table:style-name="ro2">
          <table:table-cell office:value-type="string">
            <text:p>Mother Plutarch</text:p>
          </table:table-cell>
          <table:table-cell office:value-type="string">
            <text:p>PL</text:p>
          </table:table-cell>
          <table:table-cell office:value-type="string">
            <text:p>Mother Plutarch, housekeeper of M. Mabeuf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Marius's servant</text:p>
          </table:table-cell>
          <table:table-cell office:value-type="string">
            <text:p>SR</text:p>
          </table:table-cell>
          <table:table-cell office:value-type="string">
            <text:p>Servant to Marius at Garbeau tenemen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Porter, r. de l'Ouest</text:p>
          </table:table-cell>
          <table:table-cell office:value-type="string">
            <text:p>PS</text:p>
          </table:table-cell>
          <table:table-cell office:value-type="string">
            <text:p>Porter, rue de l'Oues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Guard, La Force</text:p>
          </table:table-cell>
          <table:table-cell office:value-type="string">
            <text:p>GF</text:p>
          </table:table-cell>
          <table:table-cell office:value-type="string">
            <text:p>Guard, La Force priso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Toussaint</text:p>
          </table:table-cell>
          <table:table-cell office:value-type="string">
            <text:p>TS</text:p>
          </table:table-cell>
          <table:table-cell office:value-type="string">
            <text:p>Toussaint, servant of Valjean at Rue Plumet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Younger child</text:p>
          </table:table-cell>
          <table:table-cell office:value-type="string">
            <text:p>XB</text:p>
          </table:table-cell>
          <table:table-cell office:value-type="string">
            <text:p>Younger Child, son of Th√©nardier, raised by Magnon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</table:table-row>
        <table:table-row table:style-name="ro2">
          <table:table-cell office:value-type="string">
            <text:p>Poor girl</text:p>
          </table:table-cell>
          <table:table-cell office:value-type="string">
            <text:p>GL</text:p>
          </table:table-cell>
          <table:table-cell office:value-type="string">
            <text:p>Poor girl, helped by Gavro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Minister's wife</text:p>
          </table:table-cell>
          <table:table-cell office:value-type="string">
            <text:p>MW</text:p>
          </table:table-cell>
          <table:table-cell office:value-type="string">
            <text:p>Minister of agriculture's wif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CEDF8D</text:p>
          </table:table-cell>
          <table:table-cell office:value-type="string">
            <text:p>#83A3E0</text:p>
          </table:table-cell>
          <table:table-cell office:value-type="string">
            <text:p>#67DF4E</text:p>
          </table:table-cell>
          <table:table-cell office:value-type="string">
            <text:p>#5EB6DA</text:p>
          </table:table-cell>
          <table:table-cell office:value-type="string">
            <text:p>#B17BE8</text:p>
          </table:table-cell>
          <table:table-cell office:value-type="string">
            <text:p>#D0B83C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67DF4E</text:p>
          </table:table-cell>
          <table:table-cell office:value-type="string">
            <text:p>#83A3E0</text:p>
          </table:table-cell>
          <table:table-cell office:value-type="string">
            <text:p>#67DF4E</text:p>
          </table:table-cell>
          <table:table-cell office:value-type="string">
            <text:p>#5EB6DA</text:p>
          </table:table-cell>
          <table:table-cell office:value-type="string">
            <text:p>#B17BE8</text:p>
          </table:table-cell>
          <table:table-cell office:value-type="string">
            <text:p>#C1E243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Secondhand dealer</text:p>
          </table:table-cell>
          <table:table-cell office:value-type="string">
            <text:p>GS</text:p>
          </table:table-cell>
          <table:table-cell office:value-type="string">
            <text:p>Secondhand dealer from whom Gavroche 'borrows' a pisto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Three concierges</text:p>
          </table:table-cell>
          <table:table-cell office:value-type="string">
            <text:p>TC</text:p>
          </table:table-cell>
          <table:table-cell office:value-type="string">
            <text:p>Three concierges, met by Gvaro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ACE53A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C3E446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ACE53A</text:p>
          </table:table-cell>
          <table:table-cell office:value-type="string">
            <text:p>#E453E4</text:p>
          </table:table-cell>
          <table:table-cell office:value-type="string">
            <text:p>#CEB16E</text:p>
          </table:table-cell>
          <table:table-cell office:value-type="string">
            <text:p>#C3E446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Old soldier</text:p>
          </table:table-cell>
          <table:table-cell office:value-type="string">
            <text:p>OS</text:p>
          </table:table-cell>
          <table:table-cell office:value-type="string">
            <text:p>Old soldier at barbersho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  <table:table-row table:style-name="ro2">
          <table:table-cell office:value-type="string">
            <text:p>Concierge, Verrerie</text:p>
          </table:table-cell>
          <table:table-cell office:value-type="string">
            <text:p>CW</text:p>
          </table:table-cell>
          <table:table-cell office:value-type="string">
            <text:p>Concierge, rue de la Verreri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Matelotte</text:p>
          </table:table-cell>
          <table:table-cell office:value-type="string">
            <text:p>ML</text:p>
          </table:table-cell>
          <table:table-cell office:value-type="string">
            <text:p>Matelotte, a servant at the Corinth In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Navet</text:p>
          </table:table-cell>
          <table:table-cell office:value-type="string">
            <text:p>NA</text:p>
          </table:table-cell>
          <table:table-cell office:value-type="string">
            <text:p>Navet, friend of Gavro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Sergeant, Imprim√©rie</text:p>
          </table:table-cell>
          <table:table-cell office:value-type="string">
            <text:p>SI</text:p>
          </table:table-cell>
          <table:table-cell office:value-type="string">
            <text:p>Sergeant at the Imprim√©rie Royale pos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Anonymous worker</text:p>
          </table:table-cell>
          <table:table-cell office:value-type="string">
            <text:p>WA</text:p>
          </table:table-cell>
          <table:table-cell office:value-type="string">
            <text:p>Anonymous worker at barricad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5CD1D2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</table:table-row>
        <table:table-row table:style-name="ro2">
          <table:table-cell office:value-type="string">
            <text:p>Sewermen</text:p>
          </table:table-cell>
          <table:table-cell office:value-type="string">
            <text:p>SW</text:p>
          </table:table-cell>
          <table:table-cell office:value-type="string">
            <text:p>Sewerme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Nicolette</text:p>
          </table:table-cell>
          <table:table-cell office:value-type="string">
            <text:p>NI</text:p>
          </table:table-cell>
          <table:table-cell office:value-type="string">
            <text:p>Nicolette, maid to Gillenormand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</table:table-row>
        <table:table-row table:style-name="ro2">
          <table:table-cell office:value-type="string">
            <text:p>Concierge's husband</text:p>
          </table:table-cell>
          <table:table-cell office:value-type="string">
            <text:p>CZ</text:p>
          </table:table-cell>
          <table:table-cell office:value-type="string">
            <text:p>Husband of Concierge at rue de l'Homme Arm√©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B4DF44</text:p>
          </table:table-cell>
          <table:table-cell office:value-type="string">
            <text:p>#6ED0A3</text:p>
          </table:table-cell>
          <table:table-cell office:value-type="string">
            <text:p>#D0B83C</text:p>
          </table:table-cell>
          <table:table-cell office:value-type="string">
            <text:p>#E453E4</text:p>
          </table:table-cell>
          <table:table-cell office:value-type="string">
            <text:p>#EE636D</text:p>
          </table:table-cell>
          <table:table-cell office:value-type="string">
            <text:p>#D78DCD</text:p>
          </table:table-cell>
          <table:table-cell office:value-type="string">
            <text:p>#ED6C34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C6DE8A</text:p>
          </table:table-cell>
          <table:table-cell office:value-type="string">
            <text:p>#6ED0A3</text:p>
          </table:table-cell>
          <table:table-cell office:value-type="string">
            <text:p>#D0B83C</text:p>
          </table:table-cell>
          <table:table-cell office:value-type="string">
            <text:p>#E453E4</text:p>
          </table:table-cell>
          <table:table-cell office:value-type="string">
            <text:p>#EE636D</text:p>
          </table:table-cell>
          <table:table-cell office:value-type="string">
            <text:p>#D3BD3E</text:p>
          </table:table-cell>
          <table:table-cell office:value-type="string">
            <text:p>#ED6C34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09:3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09:30:07</dc:date>
    <dc:creator>Sergei Kalugin</dc:creator>
    <meta:document-statistic meta:table-count="1" meta:cell-count="7826" meta:object-count="0"/>
    <meta:generator>OpenOffice/4.1.1$Unix OpenOffice.org_project/411m6$Build-9775</meta:generator>
  </office:meta>
</office:document-meta>
</file>